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source">
            <text:p>source</text:p>
          </table:table-cell>
          <table:table-cell table:style-name="pd1" office:value-type="string" office:string-value="paragraph_number">
            <text:p>paragraph_number</text:p>
          </table:table-cell>
          <table:table-cell table:style-name="pd1" office:value-type="string" office:string-value="raw_text">
            <text:p>raw_text</text:p>
          </table:table-cell>
          <table:table-cell table:style-name="pd1" office:value-type="string" office:string-value="character_number">
            <text:p>character_number</text:p>
          </table:table-cell>
          <table:table-cell table:style-name="pd1" office:value-type="string" office:string-value="annotation">
            <text:p>annotation</text:p>
          </table:table-cell>
          <table:table-cell table:style-name="pd1" office:value-type="string" office:string-value="full_annotation">
            <text:p>full_annotation</text:p>
          </table:table-cell>
          <table:table-cell table:style-name="pd1" office:value-type="string" office:string-value="concept">
            <text:p>concept</text:p>
          </table:table-cell>
          <table:table-cell table:style-name="pd1" office:value-type="string" office:string-value="explanation">
            <text:p>explanation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5">
            <text:p>15</text:p>
          </table:table-cell>
          <table:table-cell office:value-type="string" office:string-value="「把酷刑加在返台省親的學人身上，致死以後還要污蔑成『畏罪自殺』，這實在是太過分了！」">
            <text:p>「把酷刑加在返台省親的學人身上，致死以後還要污蔑成『畏罪自殺』，這實在是太過分了！」</text:p>
          </table:table-cell>
          <table:table-cell office:value-type="float" office:value="11">
            <text:p>11</text:p>
          </table:table-cell>
          <table:table-cell office:value-type="string" office:string-value="學人">
            <text:p>學人</text:p>
          </table:table-cell>
          <table:table-cell office:value-type="string" office:string-value="陳文成">
            <text:p>陳文成</text:p>
          </table:table-cell>
          <table:table-cell office:value-type="string" office:string-value="男性">
            <text:p>男性</text:p>
          </table:table-cell>
          <table:table-cell office:value-type="string" office:string-value="指的是從美國返台省親的學者，根據上下文脈絡推測為陳文成。">
            <text:p>指的是從美國返台省親的學者，根據上下文脈絡推測為陳文成。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6">
            <text:p>16</text:p>
          </table:table-cell>
          <table:table-cell office:value-type="string" office:string-value="他們倆一邊看報，一邊忍不住地罵。">
            <text:p>他們倆一邊看報，一邊忍不住地罵。</text:p>
          </table:table-cell>
          <table:table-cell office:value-type="float" office:value="0">
            <text:p/>
          </table:table-cell>
          <table:table-cell office:value-type="string" office:string-value="他們倆">
            <text:p>他們倆</text:p>
          </table:table-cell>
          <table:table-cell office:value-type="string" office:string-value="義雄和張哲彥">
            <text:p>義雄和張哲彥</text:p>
          </table:table-cell>
          <table:table-cell office:value-type="string" office:string-value="男性">
            <text:p>男性</text:p>
          </table:table-cell>
          <table:table-cell office:value-type="string" office:string-value="指代上文提及的義雄和張哲彥兩位男性。">
            <text:p>指代上文提及的義雄和張哲彥兩位男性。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7">
            <text:p>17</text:p>
          </table:table-cell>
          <table:table-cell office:value-type="string" office:string-value="「這次各地鄉鄰都很關心，不少地區的人都趕去參加匹茲堡（陳文成生前的居住地）在七月十八日為陳文成舉行的追悼會和示威遊行。陳文成任教的卡內基美隆大學的校長Dr.&#10;    Richard Cyert,也公開要求台灣當局公佈事件的真相，同時還呼籲美國國會關心台灣的人權問題。」">
            <text:p>「這次各地鄉鄰都很關心，不少地區的人都趕去參加匹茲堡（陳文成生前的居住地）在七月十八日為陳文成舉行的追悼會和示威遊行。陳文成任教的卡內基美隆大學的校長Dr.
				Richard Cyert,也公開要求台灣當局公佈事件的真相，同時還呼籲美國國會關心台灣的人權問題。」</text:p>
          </table:table-cell>
          <table:table-cell office:value-type="float" office:value="27">
            <text:p>27</text:p>
          </table:table-cell>
          <table:table-cell office:value-type="string" office:string-value="陳文成">
            <text:p>陳文成</text:p>
          </table:table-cell>
          <table:table-cell office:value-type="string" office:string-value="陳文成">
            <text:p>陳文成</text:p>
          </table:table-cell>
          <table:table-cell office:value-type="string" office:string-value="男性">
            <text:p>男性</text:p>
          </table:table-cell>
          <table:table-cell office:value-type="string" office:string-value="根據內文，陳文成是因政治事件而離世的學人。">
            <text:p>根據內文，陳文成是因政治事件而離世的學人。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7">
            <text:p>17</text:p>
          </table:table-cell>
          <table:table-cell office:value-type="string" office:string-value="「這次各地鄉鄰都很關心，不少地區的人都趕去參加匹茲堡（陳文成生前的居住地）在七月十八日為陳文成舉行的追悼會和示威遊行。陳文成任教的卡內基美隆大學的校長Dr.&#10;    Richard Cyert,也公開要求台灣當局公佈事件的真相，同時還呼籲美國國會關心台灣的人權問題。」">
            <text:p>「這次各地鄉鄰都很關心，不少地區的人都趕去參加匹茲堡（陳文成生前的居住地）在七月十八日為陳文成舉行的追悼會和示威遊行。陳文成任教的卡內基美隆大學的校長Dr.
				Richard Cyert,也公開要求台灣當局公佈事件的真相，同時還呼籲美國國會關心台灣的人權問題。」</text:p>
          </table:table-cell>
          <table:table-cell office:value-type="float" office:value="44">
            <text:p>44</text:p>
          </table:table-cell>
          <table:table-cell office:value-type="string" office:string-value="陳文成">
            <text:p>陳文成</text:p>
          </table:table-cell>
          <table:table-cell office:value-type="string" office:string-value="陳文成">
            <text:p>陳文成</text:p>
          </table:table-cell>
          <table:table-cell office:value-type="string" office:string-value="男性">
            <text:p>男性</text:p>
          </table:table-cell>
          <table:table-cell office:value-type="string" office:string-value="根據內文，陳文成是因政治事件而離世的學人。">
            <text:p>根據內文，陳文成是因政治事件而離世的學人。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7">
            <text:p>17</text:p>
          </table:table-cell>
          <table:table-cell office:value-type="string" office:string-value="「這次各地鄉鄰都很關心，不少地區的人都趕去參加匹茲堡（陳文成生前的居住地）在七月十八日為陳文成舉行的追悼會和示威遊行。陳文成任教的卡內基美隆大學的校長Dr.&#10;    Richard Cyert,也公開要求台灣當局公佈事件的真相，同時還呼籲美國國會關心台灣的人權問題。」">
            <text:p>「這次各地鄉鄰都很關心，不少地區的人都趕去參加匹茲堡（陳文成生前的居住地）在七月十八日為陳文成舉行的追悼會和示威遊行。陳文成任教的卡內基美隆大學的校長Dr.
				Richard Cyert,也公開要求台灣當局公佈事件的真相，同時還呼籲美國國會關心台灣的人權問題。」</text:p>
          </table:table-cell>
          <table:table-cell office:value-type="float" office:value="59">
            <text:p>59</text:p>
          </table:table-cell>
          <table:table-cell office:value-type="string" office:string-value="陳文成">
            <text:p>陳文成</text:p>
          </table:table-cell>
          <table:table-cell office:value-type="string" office:string-value="陳文成">
            <text:p>陳文成</text:p>
          </table:table-cell>
          <table:table-cell office:value-type="string" office:string-value="男性">
            <text:p>男性</text:p>
          </table:table-cell>
          <table:table-cell office:value-type="string" office:string-value="根據內文，陳文成是因政治事件而離世的學人。">
            <text:p>根據內文，陳文成是因政治事件而離世的學人。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8">
            <text:p>18</text:p>
          </table:table-cell>
          <table:table-cell office:value-type="string" office:string-value="「我們這兒也舉行吧！要抗議暴行，非聲勢浩大不可。我們絕不能讓陳文成死得不明不白！」">
            <text:p>「我們這兒也舉行吧！要抗議暴行，非聲勢浩大不可。我們絕不能讓陳文成死得不明不白！」</text:p>
          </table:table-cell>
          <table:table-cell office:value-type="float" office:value="30">
            <text:p>30</text:p>
          </table:table-cell>
          <table:table-cell office:value-type="string" office:string-value="陳文成">
            <text:p>陳文成</text:p>
          </table:table-cell>
          <table:table-cell office:value-type="string" office:string-value="陳文成">
            <text:p>陳文成</text:p>
          </table:table-cell>
          <table:table-cell office:value-type="string" office:string-value="男性">
            <text:p>男性</text:p>
          </table:table-cell>
          <table:table-cell office:value-type="string" office:string-value="根據內文，陳文成是因政治事件而離世的學人。">
            <text:p>根據內文，陳文成是因政治事件而離世的學人。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9">
            <text:p>19</text:p>
          </table:table-cell>
          <table:table-cell office:value-type="string" office:string-value="義雄和張哲彥的話題一轉，決定在Ａ城為陳文成舉行追悼會和示威遊行。">
            <text:p>義雄和張哲彥的話題一轉，決定在Ａ城為陳文成舉行追悼會和示威遊行。</text:p>
          </table:table-cell>
          <table:table-cell office:value-type="float" office:value="0">
            <text:p/>
          </table:table-cell>
          <table:table-cell office:value-type="string" office:string-value="義雄">
            <text:p>義雄</text:p>
          </table:table-cell>
          <table:table-cell office:value-type="string" office:string-value="義雄">
            <text:p>義雄</text:p>
          </table:table-cell>
          <table:table-cell office:value-type="string" office:string-value="男性">
            <text:p>男性</text:p>
          </table:table-cell>
          <table:table-cell office:value-type="string" office:string-value="根據上下文，義雄與張哲彥討論陳文成的追悼會和示威遊行，是主要人物。後續內容顯示其為男性。">
            <text:p>根據上下文，義雄與張哲彥討論陳文成的追悼會和示威遊行，是主要人物。後續內容顯示其為男性。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9">
            <text:p>19</text:p>
          </table:table-cell>
          <table:table-cell office:value-type="string" office:string-value="義雄和張哲彥的話題一轉，決定在Ａ城為陳文成舉行追悼會和示威遊行。">
            <text:p>義雄和張哲彥的話題一轉，決定在Ａ城為陳文成舉行追悼會和示威遊行。</text:p>
          </table:table-cell>
          <table:table-cell office:value-type="float" office:value="3">
            <text:p>3</text:p>
          </table:table-cell>
          <table:table-cell office:value-type="string" office:string-value="張哲彥">
            <text:p>張哲彥</text:p>
          </table:table-cell>
          <table:table-cell office:value-type="string" office:string-value="張哲彥">
            <text:p>張哲彥</text:p>
          </table:table-cell>
          <table:table-cell office:value-type="string" office:string-value="男性">
            <text:p>男性</text:p>
          </table:table-cell>
          <table:table-cell office:value-type="string" office:string-value="根據上下文，張哲彥與義雄討論陳文成的追悼會和示威遊行，是主要人物。">
            <text:p>根據上下文，張哲彥與義雄討論陳文成的追悼會和示威遊行，是主要人物。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9">
            <text:p>19</text:p>
          </table:table-cell>
          <table:table-cell office:value-type="string" office:string-value="義雄和張哲彥的話題一轉，決定在Ａ城為陳文成舉行追悼會和示威遊行。">
            <text:p>義雄和張哲彥的話題一轉，決定在Ａ城為陳文成舉行追悼會和示威遊行。</text:p>
          </table:table-cell>
          <table:table-cell office:value-type="float" office:value="18">
            <text:p>18</text:p>
          </table:table-cell>
          <table:table-cell office:value-type="string" office:string-value="陳文成">
            <text:p>陳文成</text:p>
          </table:table-cell>
          <table:table-cell office:value-type="string" office:string-value="陳文成">
            <text:p>陳文成</text:p>
          </table:table-cell>
          <table:table-cell office:value-type="string" office:string-value="男性">
            <text:p>男性</text:p>
          </table:table-cell>
          <table:table-cell office:value-type="string" office:string-value="根據內文，陳文成是因政治事件而離世的學人。">
            <text:p>根據內文，陳文成是因政治事件而離世的學人。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20">
            <text:p>20</text:p>
          </table:table-cell>
          <table:table-cell office:value-type="string" office:string-value="八月，玉霞收到了好幾封催款的信，打開一看，全是「鴻翔食品」的帳單，有水費、電費、電話費、和房貸的分期付款。">
            <text:p>八月，玉霞收到了好幾封催款的信，打開一看，全是「鴻翔食品」的帳單，有水費、電費、電話費、和房貸的分期付款。</text:p>
          </table:table-cell>
          <table:table-cell office:value-type="float" office:value="3">
            <text:p>3</text:p>
          </table:table-cell>
          <table:table-cell office:value-type="string" office:string-value="玉霞">
            <text:p>玉霞</text:p>
          </table:table-cell>
          <table:table-cell office:value-type="string" office:string-value="玉霞">
            <text:p>玉霞</text:p>
          </table:table-cell>
          <table:table-cell office:value-type="string" office:string-value="女性">
            <text:p>女性</text:p>
          </table:table-cell>
          <table:table-cell office:value-type="string" office:string-value="人名。">
            <text:p>人名。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21">
            <text:p>21</text:p>
          </table:table-cell>
          <table:table-cell office:value-type="string" office:string-value="「奇怪！怎麼都寄到這兒來了？」玉霞感到不解。">
            <text:p>「奇怪！怎麼都寄到這兒來了？」玉霞感到不解。</text:p>
          </table:table-cell>
          <table:table-cell office:value-type="float" office:value="15">
            <text:p>15</text:p>
          </table:table-cell>
          <table:table-cell office:value-type="string" office:string-value="玉霞">
            <text:p>玉霞</text:p>
          </table:table-cell>
          <table:table-cell office:value-type="string" office:string-value="玉霞">
            <text:p>玉霞</text:p>
          </table:table-cell>
          <table:table-cell office:value-type="string" office:string-value="女性">
            <text:p>女性</text:p>
          </table:table-cell>
          <table:table-cell office:value-type="string" office:string-value="根據上下文，玉霞是收到催款信件的人物，後續內容顯示其為女性。">
            <text:p>根據上下文，玉霞是收到催款信件的人物，後續內容顯示其為女性。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22">
            <text:p>22</text:p>
          </table:table-cell>
          <table:table-cell office:value-type="string" office:string-value="再再仔細一看，收件人都寫著義雄的名字，使得玉霞更加緊張起來。律師不是明明說過，「鴻翔」的一切債務都不再是我們的責任了嗎？晚上她把這件事告訴了義雄，他接過帳單看了半天，也覺得不可思議：">
            <text:p>再再仔細一看，收件人都寫著義雄的名字，使得玉霞更加緊張起來。律師不是明明說過，「鴻翔」的一切債務都不再是我們的責任了嗎？晚上她把這件事告訴了義雄，他接過帳單看了半天，也覺得不可思議：</text:p>
          </table:table-cell>
          <table:table-cell office:value-type="float" office:value="13">
            <text:p>13</text:p>
          </table:table-cell>
          <table:table-cell office:value-type="string" office:string-value="義雄">
            <text:p>義雄</text:p>
          </table:table-cell>
          <table:table-cell office:value-type="string" office:string-value="義雄">
            <text:p>義雄</text:p>
          </table:table-cell>
          <table:table-cell office:value-type="string" office:string-value="男性">
            <text:p>男性</text:p>
          </table:table-cell>
          <table:table-cell office:value-type="string" office:string-value="根據上下文，收件人寫著義雄的名字，且與玉霞討論帳單問題。">
            <text:p>根據上下文，收件人寫著義雄的名字，且與玉霞討論帳單問題。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22">
            <text:p>22</text:p>
          </table:table-cell>
          <table:table-cell office:value-type="string" office:string-value="再再仔細一看，收件人都寫著義雄的名字，使得玉霞更加緊張起來。律師不是明明說過，「鴻翔」的一切債務都不再是我們的責任了嗎？晚上她把這件事告訴了義雄，他接過帳單看了半天，也覺得不可思議：">
            <text:p>再再仔細一看，收件人都寫著義雄的名字，使得玉霞更加緊張起來。律師不是明明說過，「鴻翔」的一切債務都不再是我們的責任了嗎？晚上她把這件事告訴了義雄，他接過帳單看了半天，也覺得不可思議：</text:p>
          </table:table-cell>
          <table:table-cell office:value-type="float" office:value="21">
            <text:p>21</text:p>
          </table:table-cell>
          <table:table-cell office:value-type="string" office:string-value="玉霞">
            <text:p>玉霞</text:p>
          </table:table-cell>
          <table:table-cell office:value-type="string" office:string-value="玉霞">
            <text:p>玉霞</text:p>
          </table:table-cell>
          <table:table-cell office:value-type="string" office:string-value="女性">
            <text:p>女性</text:p>
          </table:table-cell>
          <table:table-cell office:value-type="string" office:string-value="根據上下文，玉霞發現收件人是義雄後感到緊張，並與義雄討論帳單問題。">
            <text:p>根據上下文，玉霞發現收件人是義雄後感到緊張，並與義雄討論帳單問題。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22">
            <text:p>22</text:p>
          </table:table-cell>
          <table:table-cell office:value-type="string" office:string-value="再再仔細一看，收件人都寫著義雄的名字，使得玉霞更加緊張起來。律師不是明明說過，「鴻翔」的一切債務都不再是我們的責任了嗎？晚上她把這件事告訴了義雄，他接過帳單看了半天，也覺得不可思議：">
            <text:p>再再仔細一看，收件人都寫著義雄的名字，使得玉霞更加緊張起來。律師不是明明說過，「鴻翔」的一切債務都不再是我們的責任了嗎？晚上她把這件事告訴了義雄，他接過帳單看了半天，也覺得不可思議：</text:p>
          </table:table-cell>
          <table:table-cell office:value-type="float" office:value="30">
            <text:p>30</text:p>
          </table:table-cell>
          <table:table-cell office:value-type="string" office:string-value="律師">
            <text:p>律師</text:p>
          </table:table-cell>
          <table:table-cell office:value-type="string" office:string-value="律師">
            <text:p>律師</text:p>
          </table:table-cell>
          <table:table-cell office:value-type="string" office:string-value="不詳">
            <text:p>不詳</text:p>
          </table:table-cell>
          <table:table-cell office:value-type="string" office:string-value="職業稱謂，代指一位具體人物。">
            <text:p>職業稱謂，代指一位具體人物。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23">
            <text:p>23</text:p>
          </table:table-cell>
          <table:table-cell office:value-type="string" office:string-value="「周天計這個傢伙大概在耍賴皮，難道他沒錢付？」">
            <text:p>「周天計這個傢伙大概在耍賴皮，難道他沒錢付？」</text:p>
          </table:table-cell>
          <table:table-cell office:value-type="float" office:value="1">
            <text:p>1</text:p>
          </table:table-cell>
          <table:table-cell office:value-type="string" office:string-value="周天計">
            <text:p>周天計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根據上下文，義雄認為周天計可能在耍賴皮，與「鴻翔食品」的債務相關。">
            <text:p>根據上下文，義雄認為周天計可能在耍賴皮，與「鴻翔食品」的債務相關。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24">
            <text:p>24</text:p>
          </table:table-cell>
          <table:table-cell office:value-type="string" office:string-value="「就是有錢，他也不會替楊振家付的呀！」玉霞似已猜到了他們欠款的原因，立刻接著說：「我想大概是因為生意不好。自從彩英剛來的那個時候起，我們就管不到店裡的財務，他們也不告訴我們究竟收了多少，存了多少？好像所有的收入都被拿去支付私人的費用。缺的貨沒補，鮮貨也中斷，店裡沒有打掃和整理。」">
            <text:p>「就是有錢，他也不會替楊振家付的呀！」玉霞似已猜到了他們欠款的原因，立刻接著說：「我想大概是因為生意不好。自從彩英剛來的那個時候起，我們就管不到店裡的財務，他們也不告訴我們究竟收了多少，存了多少？好像所有的收入都被拿去支付私人的費用。缺的貨沒補，鮮貨也中斷，店裡沒有打掃和整理。」</text:p>
          </table:table-cell>
          <table:table-cell office:value-type="float" office:value="11">
            <text:p>11</text:p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根據上下文，玉霞認為周天計不會替楊振家付錢，兩人可能與「鴻翔食品」的財務有關。">
            <text:p>根據上下文，玉霞認為周天計不會替楊振家付錢，兩人可能與「鴻翔食品」的財務有關。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24">
            <text:p>24</text:p>
          </table:table-cell>
          <table:table-cell office:value-type="string" office:string-value="「就是有錢，他也不會替楊振家付的呀！」玉霞似已猜到了他們欠款的原因，立刻接著說：「我想大概是因為生意不好。自從彩英剛來的那個時候起，我們就管不到店裡的財務，他們也不告訴我們究竟收了多少，存了多少？好像所有的收入都被拿去支付私人的費用。缺的貨沒補，鮮貨也中斷，店裡沒有打掃和整理。」">
            <text:p>「就是有錢，他也不會替楊振家付的呀！」玉霞似已猜到了他們欠款的原因，立刻接著說：「我想大概是因為生意不好。自從彩英剛來的那個時候起，我們就管不到店裡的財務，他們也不告訴我們究竟收了多少，存了多少？好像所有的收入都被拿去支付私人的費用。缺的貨沒補，鮮貨也中斷，店裡沒有打掃和整理。」</text:p>
          </table:table-cell>
          <table:table-cell office:value-type="float" office:value="19">
            <text:p>19</text:p>
          </table:table-cell>
          <table:table-cell office:value-type="string" office:string-value="玉霞">
            <text:p>玉霞</text:p>
          </table:table-cell>
          <table:table-cell office:value-type="string" office:string-value="玉霞">
            <text:p>玉霞</text:p>
          </table:table-cell>
          <table:table-cell office:value-type="string" office:string-value="女性">
            <text:p>女性</text:p>
          </table:table-cell>
          <table:table-cell office:value-type="string" office:string-value="根據上下文，玉霞猜測欠款原因，並詳細描述店裡的情況。">
            <text:p>根據上下文，玉霞猜測欠款原因，並詳細描述店裡的情況。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24">
            <text:p>24</text:p>
          </table:table-cell>
          <table:table-cell office:value-type="string" office:string-value="「就是有錢，他也不會替楊振家付的呀！」玉霞似已猜到了他們欠款的原因，立刻接著說：「我想大概是因為生意不好。自從彩英剛來的那個時候起，我們就管不到店裡的財務，他們也不告訴我們究竟收了多少，存了多少？好像所有的收入都被拿去支付私人的費用。缺的貨沒補，鮮貨也中斷，店裡沒有打掃和整理。」">
            <text:p>「就是有錢，他也不會替楊振家付的呀！」玉霞似已猜到了他們欠款的原因，立刻接著說：「我想大概是因為生意不好。自從彩英剛來的那個時候起，我們就管不到店裡的財務，他們也不告訴我們究竟收了多少，存了多少？好像所有的收入都被拿去支付私人的費用。缺的貨沒補，鮮貨也中斷，店裡沒有打掃和整理。」</text:p>
          </table:table-cell>
          <table:table-cell office:value-type="float" office:value="55">
            <text:p>55</text:p>
          </table:table-cell>
          <table:table-cell office:value-type="string" office:string-value="彩英">
            <text:p>彩英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根據上下文，彩英是來到店裡的人物，玉霞提到其在店裡的參與。">
            <text:p>根據上下文，彩英是來到店裡的人物，玉霞提到其在店裡的參與。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25">
            <text:p>25</text:p>
          </table:table-cell>
          <table:table-cell office:value-type="string" office:string-value="想到這些，玉霞不覺傷心起來。新店創建的過程是那麼地艱難，但是要毀掉它，可又那麼地容易。">
            <text:p>想到這些，玉霞不覺傷心起來。新店創建的過程是那麼地艱難，但是要毀掉它，可又那麼地容易。</text:p>
          </table:table-cell>
          <table:table-cell office:value-type="float" office:value="5">
            <text:p>5</text:p>
          </table:table-cell>
          <table:table-cell office:value-type="string" office:string-value="玉霞">
            <text:p>玉霞</text:p>
          </table:table-cell>
          <table:table-cell office:value-type="string" office:string-value="玉霞">
            <text:p>玉霞</text:p>
          </table:table-cell>
          <table:table-cell office:value-type="string" office:string-value="女性">
            <text:p>女性</text:p>
          </table:table-cell>
          <table:table-cell office:value-type="string" office:string-value="根據上下文，玉霞想到新店的艱難創建過程而感到傷心。">
            <text:p>根據上下文，玉霞想到新店的艱難創建過程而感到傷心。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26">
            <text:p>26</text:p>
          </table:table-cell>
          <table:table-cell office:value-type="string" office:string-value="「周天計一定以為接管了店，每天就有收入了，不知道經營一個零售店，還是很費心血的呢！」">
            <text:p>「周天計一定以為接管了店，每天就有收入了，不知道經營一個零售店，還是很費心血的呢！」</text:p>
          </table:table-cell>
          <table:table-cell office:value-type="float" office:value="1">
            <text:p>1</text:p>
          </table:table-cell>
          <table:table-cell office:value-type="string" office:string-value="周天計">
            <text:p>周天計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根據上下文，敘述者認為周天計低估了經營零售店的難度。">
            <text:p>根據上下文，敘述者認為周天計低估了經營零售店的難度。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27">
            <text:p>27</text:p>
          </table:table-cell>
          <table:table-cell office:value-type="string" office:string-value="「可是催款單全部寄給你，要怎麼辦呢？」">
            <text:p>「可是催款單全部寄給你，要怎麼辦呢？」</text:p>
          </table:table-cell>
          <table:table-cell office:value-type="float" office:value="10">
            <text:p>10</text:p>
          </table:table-cell>
          <table:table-cell office:value-type="string" office:string-value="你">
            <text:p>你</text:p>
          </table:table-cell>
          <table:table-cell office:value-type="string" office:string-value="義雄">
            <text:p>義雄</text:p>
          </table:table-cell>
          <table:table-cell office:value-type="string" office:string-value="男性">
            <text:p>男性</text:p>
          </table:table-cell>
          <table:table-cell office:value-type="string" office:string-value="為第二人稱代名詞，指稱正在對話中的義雄。">
            <text:p>為第二人稱代名詞，指稱正在對話中的義雄。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28">
            <text:p>28</text:p>
          </table:table-cell>
          <table:table-cell office:value-type="string" office:string-value="「轉寄到店裡去！若還有麻煩，再通知我們的律師。」">
            <text:p>「轉寄到店裡去！若還有麻煩，再通知我們的律師。」</text:p>
          </table:table-cell>
          <table:table-cell office:value-type="float" office:value="20">
            <text:p>20</text:p>
          </table:table-cell>
          <table:table-cell office:value-type="string" office:string-value="律師">
            <text:p>律師</text:p>
          </table:table-cell>
          <table:table-cell office:value-type="string" office:string-value="律師">
            <text:p>律師</text:p>
          </table:table-cell>
          <table:table-cell office:value-type="string" office:string-value="不詳">
            <text:p>不詳</text:p>
          </table:table-cell>
          <table:table-cell office:value-type="string" office:string-value="職業稱謂，代指一位具體人物。">
            <text:p>職業稱謂，代指一位具體人物。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